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delle Sans Devanagari" svg:font-family="'Adelle Sans Devanagari'"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charset="x-symbol"/>
    <style:font-face style:name="Songti SC" svg:font-family="'Songti SC'" style:font-family-generic="system" style:font-pitch="variable"/>
    <style:font-face style:name="arial" svg:font-family="arial, sans-serif"/>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text-properties officeooo:paragraph-rsid="001cf081"/>
    </style:style>
    <style:style style:name="P3" style:family="paragraph" style:parent-style-name="Standard">
      <style:text-properties fo:font-variant="normal" fo:text-transform="none" fo:color="#374151" loext:opacity="100%" style:font-name="S hne" fo:font-size="10.1999998092651pt" fo:letter-spacing="normal" fo:font-style="normal" fo:font-weight="normal" officeooo:rsid="001cf081" officeooo:paragraph-rsid="001cf081"/>
    </style:style>
    <style:style style:name="P4" style:family="paragraph" style:parent-style-name="Standard">
      <style:text-properties fo:font-variant="normal" fo:text-transform="none" fo:color="#374151" loext:opacity="100%" style:font-name="S hne" fo:font-size="10.1999998092651pt" fo:letter-spacing="normal" fo:font-style="normal" fo:font-weight="normal" officeooo:rsid="001ed82d" officeooo:paragraph-rsid="001ed82d"/>
    </style:style>
    <style:style style:name="P5" style:family="paragraph" style:parent-style-name="Standard">
      <style:text-properties fo:font-variant="normal" fo:text-transform="none" fo:color="#374151" loext:opacity="100%" style:font-name="Adelle Sans Devanagari" fo:font-size="10.1999998092651pt" fo:letter-spacing="normal" fo:font-style="normal" fo:font-weight="bold" officeooo:rsid="001ed82d" officeooo:paragraph-rsid="001ed82d" style:font-weight-asian="bold" style:font-weight-complex="bold"/>
    </style:style>
    <style:style style:name="P6" style:family="paragraph" style:parent-style-name="Standard">
      <style:text-properties fo:font-variant="normal" fo:text-transform="none" fo:color="#374151" loext:opacity="100%" style:font-name="Adelle Sans Devanagari" fo:font-size="10.1999998092651pt" fo:letter-spacing="normal" fo:font-style="normal" fo:font-weight="bold" officeooo:rsid="001ee830" officeooo:paragraph-rsid="001ee830" style:font-weight-asian="bold" style:font-weight-complex="bold"/>
    </style:style>
    <style:style style:name="P7" style:family="paragraph" style:parent-style-name="Text_20_body">
      <style:paragraph-properties fo:padding="0.049cm" fo:border="0.06pt solid #d9d9e3"/>
    </style:style>
    <style:style style:name="P8" style:family="paragraph" style:parent-style-name="Text_20_body">
      <style:text-properties officeooo:rsid="001cf081" officeooo:paragraph-rsid="001cf081"/>
    </style:style>
    <style:style style:name="P9" style:family="paragraph" style:parent-style-name="Text_20_body" style:list-style-name="L17">
      <style:paragraph-properties fo:margin-top="0cm" fo:margin-bottom="0cm" style:contextual-spacing="false" fo:padding="0.049cm" fo:border="0.06pt solid #d9d9e3"/>
    </style:style>
    <style:style style:name="P10" style:family="paragraph" style:parent-style-name="Text_20_body" style:list-style-name="L17">
      <style:paragraph-properties fo:padding="0.049cm" fo:border="0.06pt solid #d9d9e3"/>
    </style:style>
    <style:style style:name="P11" style:family="paragraph" style:parent-style-name="Text_20_body">
      <style:text-properties fo:font-variant="normal" fo:text-transform="none" fo:color="#374151" loext:opacity="100%" style:font-name="Adelle Sans Devanagari" fo:font-size="10.1999998092651pt" fo:letter-spacing="normal" fo:font-style="normal" fo:font-weight="bold" officeooo:rsid="001ed82d" officeooo:paragraph-rsid="001ed82d" style:font-weight-asian="bold" style:font-weight-complex="bold"/>
    </style:style>
    <style:style style:name="P12" style:family="paragraph" style:parent-style-name="Text_20_body">
      <style:text-properties fo:font-variant="normal" fo:text-transform="none" fo:color="#374151" loext:opacity="100%" style:font-name="Adelle Sans Devanagari" fo:font-size="10.1999998092651pt" fo:letter-spacing="normal" fo:font-style="normal" fo:font-weight="bold" officeooo:rsid="001ee830" officeooo:paragraph-rsid="001ee830" style:font-weight-asian="bold" style:font-weight-complex="bold"/>
    </style:style>
    <style:style style:name="T1"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2" style:family="text">
      <style:text-properties style:text-outline="false" style:text-line-through-style="none" style:text-line-through-type="none" style:font-name="Liberation Sans" fo:font-size="10pt" fo:font-style="normal" fo:text-shadow="none" style:text-underline-style="none" fo:font-weight="normal" officeooo:rsid="001cf081" style:font-size-asian="10pt" style:font-style-asian="normal" style:font-weight-asian="normal" style:text-emphasize="none"/>
    </style:style>
    <style:style style:name="T3" style:family="text">
      <style:text-properties loext:padding="0.049cm" loext:border="0.06pt solid #d9d9e3"/>
    </style:style>
    <style:style style:name="T4" style:family="text">
      <style:text-properties officeooo:rsid="001cf081"/>
    </style:style>
    <style:style style:name="T5" style:family="text">
      <style:text-properties fo:color="#bcc0c3" loext:opacity="100%" style:font-name="arial" fo:font-size="8.89999961853027pt" fo:font-style="normal"/>
    </style:style>
    <style:style style:name="T6" style:family="text">
      <style:text-properties fo:font-size="8.89999961853027pt"/>
    </style:style>
    <style:style style:name="T7" style:family="text">
      <style:text-properties fo:color="#bdc1c6" loext:opacity="100%"/>
    </style:style>
    <style:style style:name="T8" style:family="text">
      <style:text-properties fo:color="#bdc1c6" loext:opacity="100%" style:font-name="arial" fo:font-size="8.89999961853027pt"/>
    </style:style>
    <style:style style:name="T9" style:family="text">
      <style:text-properties fo:color="#bdc1c6" loext:opacity="100%" fo:font-size="8.89999961853027pt"/>
    </style:style>
    <style:style style:name="T10" style:family="text">
      <style:text-properties fo:color="#bdc1c6" loext:opacity="100%" fo:font-size="8.89999961853027pt" loext:padding="0.049cm" loext:border="0.06pt solid #d9d9e3"/>
    </style:style>
    <style:style style:name="T11" style:family="text">
      <style:text-properties fo:color="#bdc1c6" loext:opacity="100%" fo:font-size="8.89999961853027pt" fo:font-weight="normal" loext:padding="0.049cm" loext:border="0.06pt solid #d9d9e3"/>
    </style:style>
    <style:style style:name="T12" style:family="text">
      <style:text-properties fo:color="#bdc1c6" loext:opacity="100%" style:font-name="S hne" fo:font-size="8.89999961853027pt" fo:font-weight="normal"/>
    </style:style>
    <style:style style:name="T13" style:family="text">
      <style:text-properties style:font-name="S hne" fo:font-weight="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1.</text:span><text:span text:style-name="T1">What is Pandas?And Why it is needed</text:span></text:p>
      <text:p text:style-name="P7">Pandas is an open-source data analysis library for the Python programming language. It provides fast, flexible, and efficient tools for working with structured data. Pandas is widely used in data analysis and data science for tasks such as data cleaning, data transformation, data exploration, and data visualization.</text:p>
      <text:p text:style-name="P7">Pandas provides two main data structures: Series and DataFrame. A Series is a one-dimensional labeled array that can hold any data type, while a DataFrame is a two-dimensional labeled data structure with columns of potentially different types. These data structures allow for efficient handling and manipulation of large datasets.</text:p>
      <text:p text:style-name="P7">Pandas is used in data analysis because it provides a wide range of functions and methods for data manipulation, such as merging, joining, grouping, pivoting, and aggregating data. It also has powerful tools for handling missing data, working with time-series data, and data visualization.</text:p>
      <text:p text:style-name="P7">In summary, pandas is a popular library for data analysis and data science because it provides efficient and powerful tools for working with structured data, making it easier to extract insights and knowledge from datasets.</text:p>
      <text:p text:style-name="P2"><text:span text:style-name="T4">2.</text:span><text:span text:style-name="T1">Read/Write Absolute path ,Relative Path</text:span></text:p>
      <text:p text:style-name="P8">In Pandas, the concepts of absolute and relative paths are related to file paths.</text:p>
      <text:p text:style-name="P7">An absolute path is a file path that specifies the full location of a file or directory in a file system. It starts from the root directory of the file system and includes all the directories and subdirectories leading to the file or directory. In Pandas, an absolute path can be used to specify the location of a file that you want to read or write to, regardless of where your Python script or Jupyter Notebook is located.</text:p>
      <text:p text:style-name="P3">a relative path is a file path that specifies the location of a file or directory relative to the current working directory. In Pandas, a relative path can be used to specify the location of a file that you want to read or write to, based on where your Python script or Jupyter Notebook is located.</text:p>
      <text:p text:style-name="P3"/>
      <text:p text:style-name="P4">3.attributes in pandas</text:p>
      <text:p text:style-name="P4"><text:span text:style-name="Emphasis"><text:span text:style-name="T5">Attributes</text:span></text:span><text:span text:style-name="T7"> </text:span><text:span text:style-name="T8">are the properties of a DataFrame that can be used to fetch data or any information related to a particular dataframe.1.Row Index,2.column Name 3,Dtypes , 4.info 5. shape 6.size 8.ndim(dimension) 9.value 10.axes 11.memory Usage</text:span></text:p>
      <text:p text:style-name="P5"><text:span text:style-name="T9">4.Copy and Reference</text:span></text:p>
      <text:p text:style-name="P11"><text:span text:style-name="T9">In Pandas, when we assign a DataFrame to a new variable, we can create either a copy or a reference to the original DataFrame.</text:span></text:p>
      <text:list xml:id="list2710774099" text:style-name="L17">
        <text:list-item>
          <text:p text:style-name="P9">A copy creates a new DataFrame that is a separate object from the original. Changes made to the copy do not affect the original DataFrame, and vice versa.</text:p>
        </text:list-item>
        <text:list-item>
          <text:p text:style-name="P10">A reference creates a new variable that points to the same object as the original DataFrame. Changes made to the reference or the original DataFrame will affect both variables.</text:p>
        </text:list-item>
      </text:list>
      <text:p text:style-name="P6"><text:span text:style-name="T9">5.Type Conversion:</text:span></text:p>
      <text:p text:style-name="P6"><text:span text:style-name="T13">In Pandas, we can convert data types of a column using the </text:span><text:span text:style-name="Source_20_Text"><text:span text:style-name="T10">astype()</text:span></text:span><text:span text:style-name="T6"> </text:span><text:span text:style-name="T13">method. This method allows us to convert the data type of a column to a different type, such as from </text:span><text:span text:style-name="Source_20_Text"><text:span text:style-name="T10">int</text:span></text:span><text:span text:style-name="T6"> </text:span><text:span text:style-name="T13">to </text:span><text:span text:style-name="Source_20_Text"><text:span text:style-name="T10">float</text:span></text:span><text:span text:style-name="T13">, or from </text:span><text:span text:style-name="Source_20_Text"><text:span text:style-name="T10">object</text:span></text:span><text:span text:style-name="T6"> </text:span><text:span text:style-name="T13">to </text:span><text:span text:style-name="Source_20_Text"><text:span text:style-name="T10">datetime</text:span></text:span><text:span text:style-name="T13">.</text:span></text:p>
      <text:p text:style-name="P6"><text:span text:style-name="T12">6.Indexing and Ittration</text:span></text:p>
      <text:p text:style-name="P12"><text:soft-page-break/><text:span text:style-name="T12">Indexing in Pandas refers to the process of selecting specific rows and columns from a DataFrame or Series. It is similar to indexing in other programming languages, where we use a specific syntax to access elements within an array or list. In Pandas, we can use various methods for indexing, including </text:span><text:span text:style-name="Source_20_Text"><text:span text:style-name="T11">loc</text:span></text:span><text:span text:style-name="T12">, </text:span><text:span text:style-name="Source_20_Text"><text:span text:style-name="T11">iloc</text:span></text:span><text:span text:style-name="T12">, and boolean indexing. These methods allow us to select specific subsets of data from our DataFrame or Series based on specific conditions or labels.</text:span></text:p>
      <text:p text:style-name="P7">Iteration in Pandas refers to the process of traversing over each element in a DataFrame or Series. It is used to perform a specific operation on each element, such as transforming data, cleaning data, or performing statistical analysis. In Pandas, we can use a variety of methods for iteration, including <text:span text:style-name="Source_20_Text"><text:span text:style-name="T3">iterrows()</text:span></text:span>, <text:span text:style-name="Source_20_Text"><text:span text:style-name="T3">itertuples()</text:span></text:span>, and <text:span text:style-name="Source_20_Text"><text:span text:style-name="T3">apply()</text:span></text:span>. These methods allow us to perform operations on each row or column of our DataFrame or Series. However, iteration can be slower than vectorized operations in Pandas, so it should be used sparingly for large datasets.</text:p>
      <text:p text:style-name="P6"><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delle Sans Devanagari" svg:font-family="'Adelle Sans Devanagari'"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charset="x-symbol"/>
    <style:font-face style:name="Songti SC" svg:font-family="'Songti SC'"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4-01T11:58:44.767702616</meta:creation-date>
    <dc:date>2023-04-01T12:47:38.185710971</dc:date>
    <meta:editing-duration>PT4M14S</meta:editing-duration>
    <meta:editing-cycles>1</meta:editing-cycles>
    <meta:document-statistic meta:table-count="0" meta:image-count="0" meta:object-count="0" meta:page-count="2" meta:paragraph-count="20" meta:word-count="672" meta:character-count="4053" meta:non-whitespace-character-count="3403"/>
    <meta:generator>LibreOffice/7.3.4.2$MacOSX_AARCH64 LibreOffice_project/728fec16bd5f605073805c3c9e7c4212a0120dc5</meta:generator>
  </office:meta>
</office:document-meta>
</file>